
<file path=META-INF/manifest.xml><?xml version="1.0" encoding="utf-8"?>
<manifest:manifest xmlns:manifest="urn:oasis:names:tc:opendocument:xmlns:manifest:1.0" manifest:version="1.4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4">
  <office:body>
    <office:text>
      <text:p text:style-name="Text_20_body">Template placeholder. This file is replaced during markdown con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4">
  <office:styles>
    <style:style style:name="Standard" style:family="paragraph" style:class="text">
      <style:text-properties fo:font-family="Liberation Serif" fo:font-size="10.5pt"/>
    </style:style>
    <style:style style:name="Text_20_body" style:family="paragraph" style:parent-style-name="Standard" style:class="text">
      <style:paragraph-properties fo:text-align="justify" fo:line-height="120%" fo:margin-top="0cm" fo:margin-bottom="0.14cm"/>
    </style:style>
    <style:style style:name="Heading" style:family="paragraph" style:parent-style-name="Standard" style:class="chapter">
      <style:paragraph-properties fo:keep-with-next="always"/>
      <style:text-properties fo:font-weight="bold"/>
    </style:style>
    <style:style style:name="Heading_20_1" style:family="paragraph" style:parent-style-name="Heading" style:default-outline-level="1">
      <style:paragraph-properties fo:text-align="center" fo:margin-top="0.3cm" fo:margin-bottom="0.2cm"/>
      <style:text-properties fo:font-size="18pt" fo:font-weight="bold"/>
    </style:style>
    <style:style style:name="Heading_20_2" style:family="paragraph" style:parent-style-name="Heading" style:default-outline-level="2">
      <style:paragraph-properties fo:margin-top="0.35cm" fo:margin-bottom="0.12cm"/>
      <style:text-properties fo:font-size="11.5pt" fo:font-weight="bold" fo:text-transform="uppercase"/>
    </style:style>
    <style:style style:name="Heading_20_3" style:family="paragraph" style:parent-style-name="Heading" style:default-outline-level="3">
      <style:text-properties fo:font-size="11pt" fo:font-weight="bold"/>
    </style:style>
    <style:style style:name="Heading_20_4" style:family="paragraph" style:parent-style-name="Heading" style:default-outline-level="4">
      <style:text-properties fo:font-size="10.5pt" fo:font-weight="bold"/>
    </style:style>
    <style:style style:name="Heading_20_5" style:family="paragraph" style:parent-style-name="Heading" style:default-outline-level="5">
      <style:text-properties fo:font-size="10pt" fo:font-weight="bold"/>
    </style:style>
    <style:style style:name="Heading_20_6" style:family="paragraph" style:parent-style-name="Heading" style:default-outline-level="6">
      <style:text-properties fo:font-size="10pt" fo:font-weight="bold"/>
    </style:style>
    <style:style style:name="AuthorLine" style:family="paragraph" style:parent-style-name="Standard">
      <style:paragraph-properties fo:text-align="center" fo:margin-top="0.05cm" fo:margin-bottom="0.05cm"/>
      <style:text-properties fo:font-size="12pt" fo:font-weight="bold"/>
    </style:style>
    <style:style style:name="Affiliation" style:family="paragraph" style:parent-style-name="Standard">
      <style:paragraph-properties fo:text-align="center" fo:margin-top="0cm" fo:margin-bottom="0.03cm"/>
      <style:text-properties fo:font-size="10pt"/>
    </style:style>
    <style:style style:name="EmailLine" style:family="paragraph" style:parent-style-name="Standard">
      <style:paragraph-properties fo:text-align="center" fo:margin-top="0cm" fo:margin-bottom="0.12cm"/>
      <style:text-properties fo:font-size="9.5pt" fo:font-family="Liberation Mono"/>
    </style:style>
    <style:style style:name="DateLine" style:family="paragraph" style:parent-style-name="Standard">
      <style:paragraph-properties fo:text-align="center" fo:margin-top="0.05cm" fo:margin-bottom="0.3cm"/>
      <style:text-properties fo:font-size="10pt"/>
    </style:style>
    <style:style style:name="AbstractParagraph" style:family="paragraph" style:parent-style-name="Text_20_body">
      <style:paragraph-properties fo:margin-left="0.2cm" fo:margin-right="0.2cm"/>
      <style:text-properties fo:font-style="italic"/>
    </style:style>
    <style:style style:name="Preformatted_20_Text" style:family="paragraph" style:parent-style-name="Standard">
      <style:text-properties fo:font-family="Liberation Mono" fo:font-size="9.5pt"/>
    </style:style>
    <style:style style:name="Quotations" style:family="paragraph" style:parent-style-name="Text_20_body">
      <style:paragraph-properties fo:margin-left="0.7cm" fo:margin-right="0.7cm"/>
      <style:text-properties fo:font-style="italic"/>
    </style:style>
    <style:style style:name="Strong_20_Emphasis" style:family="text">
      <style:text-properties fo:font-weight="bold"/>
    </style:style>
    <style:style style:name="Emphasis" style:family="text">
      <style:text-properties fo:font-style="italic"/>
    </style:style>
    <style:style style:name="Source_20_Text" style:family="text">
      <style:text-properties fo:font-family="Liberation Mono"/>
    </style:style>
    <style:style style:name="Internet_20_link" style:family="text">
      <style:text-properties fo:color="#003366" style:text-underline-style="solid"/>
    </style:style>
    <style:style style:name="TableStyle" style:family="table">
      <style:table-properties table:border-model="separating" style:width="100%"/>
    </style:style>
    <text:list-style style:name="L1">
      <text:list-level-style-bullet text:level="1" text:bullet-char="-"/>
      <text:list-level-style-bullet text:level="2" text:bullet-char="-"/>
    </text:list-style>
    <text:list-style style:name="LOrdered">
      <text:list-level-style-number text:level="1" style:num-format="1"/>
      <text:list-level-style-number text:level="2" style:num-format="a"/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4">
  <office:meta>
    <dc:title>Scientific Paper Template</dc:title>
    <meta:generator>texter scientific template</meta:generator>
  </office:meta>
</office:document-meta>
</file>